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Заголовок_20_1" style:master-page-name="MP0">
      <style:paragraph-properties style:page-number="auto" fo:break-before="page"/>
    </style:style>
    <style:style style:name="P2" style:family="paragraph" style:parent-style-name="Обычный">
      <style:paragraph-properties fo:text-align="start" style:justify-single-word="false"/>
    </style:style>
    <style:style style:name="P3" style:family="paragraph" style:parent-style-name="Заголовок_20_2">
      <style:text-properties officeooo:paragraph-rsid="001ee79c"/>
    </style:style>
    <style:style style:name="P4" style:family="paragraph" style:parent-style-name="Обычный">
      <style:paragraph-properties fo:text-align="start" style:justify-single-word="false"/>
      <style:text-properties officeooo:paragraph-rsid="001ee79c"/>
    </style:style>
    <style:style style:name="P5" style:family="paragraph" style:parent-style-name="Обычный">
      <style:text-properties officeooo:paragraph-rsid="001ee79c"/>
    </style:style>
    <style:style style:name="P6" style:family="paragraph" style:parent-style-name="Заголовок_20_2">
      <style:text-properties fo:font-size="96pt" officeooo:rsid="001f9c2b" officeooo:paragraph-rsid="001f9c2b" style:font-size-asian="84pt" style:font-size-complex="96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p text:style-name="Обычный"/>
      <text:h text:style-name="Заголовок_20_2" text:outline-level="2">IX</text:h>
      <text:p text:style-name="P2"/>
      <text:p text:style-name="Обычный">В тот же день и Базаров познакомился с Фенечкой. Он вместе с Аркадием ходил по саду и толковал ему, почему иные деревца, особенно дубки, не принялись.</text:p>
      <text:p text:style-name="Обычный">– Надо серебристых тополей побольше здесь сажать, да елок, да, пожалуй, липок, подбавивши чернозему. Вон беседка принялась хорошо, – прибавил он, – потому что акация да сирень – ребята добрые, ухода не требуют. Ба! да тут кто-то есть.</text:p>
      <text:p text:style-name="Обычный">В беседке сидела Фенечка с Дуняшей и Митей. Базаров остановился, а Аркадий кивнул головою Фенечке, как старый знакомый.</text:p>
      <text:p text:style-name="Обычный">– Кто это? – спросил его Базаров, как только они прошли мимо. – Какая хорошенькая!</text:p>
      <text:p text:style-name="Обычный">– Да ты о ком говоришь?</text:p>
      <text:p text:style-name="Обычный">– Известно о ком: одна только хорошенькая.</text:p>
      <text:p text:style-name="Обычный">Аркадий, не без замешательства, объяснил ему в коротких словах, кто была Фенечка.</text:p>
      <text:p text:style-name="Обычный">– Ага! – промолвил Базаров. – У твоего отца, видно, губа не дура. А он мне нравится, твой отец, ей-ей! Он молодец. Однако надо познакомиться, – прибавил он и отправился назад к беседке.</text:p>
      <text:p text:style-name="Обычный">– Евгений! – с испугом крикнул ему вослед Аркадий. – Осторожней, ради бога.</text:p>
      <text:p text:style-name="Обычный">– Не волнуйся, – проговорил Базаров, – народ мы тертый, в городах живали.</text:p>
      <text:p text:style-name="Обычный">Приблизясь к Фенечке, он скинул картуз.</text:p>
      <text:p text:style-name="Обычный">– Позвольте представиться, – начал он с вежливым поклоном, – Аркадию Николаевичу приятель и человек смирный.</text:p>
      <text:p text:style-name="Обычный">Фенечка приподнялась со скамейки и глядела на него молча.</text:p>
      <text:p text:style-name="Обычный">– Какой ребенок чудесный! – продолжал Базаров. – Не беспокойтесь, я еще никого не сглазил. Что это у него щеки такие красные? Зубки, что ли, прорезаются?</text:p>
      <text:p text:style-name="Обычный">– Да-с, – промолвила Фенечка. – Четверо зубков у него уже прорезались, а теперь вот десны опять припухли.</text:p>
      <text:p text:style-name="Обычный">– Покажите-ка… Да вы не бойтесь, я доктор.</text:p>
      <text:p text:style-name="Обычный">Базаров взял на руки ребенка, который, к удивлению и Фенечки и Дуняши, не оказал никакого сопротивления и не испугался.</text:p>
      <text:p text:style-name="Обычный">– Вижу, вижу… Ничего, все в порядке: зубастый будет. Если что случится, скажите мне. А сами вы здоровы?</text:p>
      <text:p text:style-name="Обычный">– Здорова, слава богу.</text:p>
      <text:p text:style-name="Обычный">– Слава богу – лучше всего. А вы? – прибавил Базаров, обращаясь к Дуняше.</text:p>
      <text:p text:style-name="Обычный">Дуняша, девушка очень строгая в хоромах и хохотунья за воротами, только фыркнула ему в ответ.</text:p>
      <text:p text:style-name="Обычный">– Ну и прекрасно. Вот вам ваш богатырь.</text:p>
      <text:p text:style-name="Обычный">Фенечка приняла ребенка к себе на руки.</text:p>
      <text:p text:style-name="Обычный">– Как он у вас тихо сидел, – промолвила она вполголоса.</text:p>
      <text:p text:style-name="Обычный">– У меня все дети тихо сидят, – отвечал Базаров, – я такую штуку знаю.</text:p>
      <text:p text:style-name="Обычный">– Дети чувствуют, кто их любит, – заметила Дуняша.</text:p>
      <text:p text:style-name="Обычный">– Это точно, – подтвердила Фенечка. – Вот и Митя, к иному ни за что на руки не пойдет.</text:p>
      <text:p text:style-name="Обычный">– А ко мне пойдет? – спросил Аркадий, который, постояв некоторое время в отдалении, приблизился к беседке. Он поманил к себе Митю, но Митя откинул голову назад и запищал, что очень смутило Фенечку.</text:p>
      <text:p text:style-name="Обычный">– В другой раз, когда привыкнуть успеет, – снисходительно промолвил Аркадий, и оба приятеля удалились.</text:p>
      <text:p text:style-name="Обычный">– Как, бишь, ее зовут? – спросил Базаров.</text:p>
      <text:p text:style-name="Обычный">– Фенечкой… Федосьей, – ответил Аркадий.</text:p>
      <text:p text:style-name="Обычный">– А по батюшке?.. Это тоже нужно знать.</text:p>
      <text:p text:style-name="Обычный"><text:soft-page-break/>– Николаевной.</text:p>
      <text:p text:style-name="Обычный"><text:span text:style-name="Основной_20_шрифт_20_абзаца"><text:span text:style-name="T1">– Bene</text:span></text:span> . Мне нравится в ней то, что она не слишком конфузится. Иной, пожалуй, это-то и осудил бы в ней. Что за вздор? чего конфузиться? Она мать – ну и права.</text:p>
      <text:p text:style-name="Обычный">– Она-то права, – заметил Аркадий, – но вот отец мой…</text:p>
      <text:p text:style-name="Обычный">– И он прав, – перебил Базаров.</text:p>
      <text:p text:style-name="Обычный">– Ну, нет, я не нахожу.</text:p>
      <text:p text:style-name="Обычный">– Видно, лишний наследничек нам не по нутру?</text:p>
      <text:p text:style-name="Обычный">– Как тебе не стыдно предполагать во мне такие мысли! – с жаром подхватил Аркадий. – Я не с этой точки зрения почитаю отца неправым; я нахожу, что он должен бы жениться на ней.</text:p>
      <text:p text:style-name="Обычный">– Эге-ге! – спокойно проговорил Базаров. – Вот мы какие великодушные! Ты придаешь еще значение браку; я этого от тебя не ожидал.</text:p>
      <text:p text:style-name="Обычный">Приятели сделали несколько шагов в молчанье.</text:p>
      <text:p text:style-name="Обычный">– Видел я все заведения твоего отца, – начал опять Базаров. – Скот плохой, и лошади разбитые. Строения тоже подгуляли, и работники смотрят отъявленными ленивцами; а управляющий либо дурак, либо плут, я еще не разобрал хорошенько.</text:p>
      <text:p text:style-name="Обычный">– Строг же ты сегодня, Евгений Васильич.</text:p>
      <text:p text:style-name="Обычный">– И добрые мужички надуют твоего отца всенепременно. Знаешь поговорку: «Русский мужик бога слопает».</text:p>
      <text:p text:style-name="Обычный">– Я начинаю соглашаться с дядей, – заметил Аркадий, – ты решительно дурного мнения о русских.</text:p>
      <text:p text:style-name="Обычный">– Эка важность! Русский человек только тем и хорош, что он сам о себе прескверного мнения. Важно то, что дважды два четыре, а остальное все пустяки.</text:p>
      <text:p text:style-name="Обычный">– И природа пустяки? – проговорил Аркадий, задумчиво глядя вдаль на пестрые поля, красиво и мягко освещенные уже невысоким солнцем.</text:p>
      <text:p text:style-name="Обычный">– И природа пустяки в том значении, в каком ты ее понимаешь. Природа не храм, а мастерская, и человек в ней работник.</text:p>
      <text:p text:style-name="Обычный">Медлительные звуки виолончели долетели до них из дому в это самое мгновение. Кто-то играл с чувством, хотя и неопытною рукою «Ожидание» Шуберта, и медом разливалась по воздуху сладостная мелодия.</text:p>
      <text:p text:style-name="Обычный">– Это что? – произнес с изумлением Базаров.</text:p>
      <text:p text:style-name="Обычный">– Это отец.</text:p>
      <text:p text:style-name="Обычный">– Твой отец играет на виолончели?</text:p>
      <text:p text:style-name="Обычный">– Да.</text:p>
      <text:p text:style-name="Обычный">– Да сколько твоему отцу лет?</text:p>
      <text:p text:style-name="Обычный">– Сорок четыре.</text:p>
      <text:p text:style-name="Обычный">Базаров вдруг расхохотался.</text:p>
      <text:p text:style-name="Обычный">– Чему же ты смеешься?</text:p>
      <text:p text:style-name="Обычный">– Помилуй! в сорок четыре года человек, pater familias, в…м уезде – играет на виолончели!</text:p>
      <text:p text:style-name="Обычный">Базаров продолжал хохотать; но Аркадий, как ни благоговел перед своим учителем, на этот раз даже не улыбнулся.</text:p>
      <text:p text:style-name="Обычный"/>
      <text:h text:style-name="P3" text:outline-level="2">XIV</text:h>
      <text:p text:style-name="P4"/>
      <text:p text:style-name="P5">Несколько дней спустя состоялся бал у губернатора. Матвей Ильич был настоящим «героем праздника», губернский предводитель объявлял всем и каждому, что он приехал собственно из уважения к нему, а губернатор, даже и на бале, даже оставаясь неподвижным, продолжал «распоряжаться». Мягкость в обращении Матвея Ильича могла равняться только с его величавостью. Он ласкал всех – одних с оттенком гадливости, других с оттенком уважения; рассыпался «en vrai chevalier franais» перед дамами и беспрестанно смеялся крупным, звучным и одиноким смехом, как оно и следует сановнику. Он потрепал по спине <text:soft-page-break/>Аркадия и громко назвал его «племянничком», удостоил Базарова, облеченного в староватый фрак, рассеянного, но снисходительного взгляда вскользь, через щеку, и неясного, но приветливого мычанья, в котором только и можно было разобрать, что «я…» да «ссьма»; подал палец Ситникову и улыбнулся ему, но уже отвернув голову; даже самой Кукшиной, явившейся на бал безо всякой кринолины и в грязных перчатках, но с райскою птицею в волосах, даже Кукшиной он сказал: «Enchant». Народу было пропасть, и в кавалерах не было недостатка; штатские более теснились вдоль стен, но военные танцевали усердно, особенно один из них, который прожил недель шесть в Париже, где он выучился разным залихватским восклицаньям вроде: «Zut», «Ah fichtrrre», «Pst, pst, mon bibi» и т.п. Он произносил их в совершенстве, с настоящим парижским <text:span text:style-name="Основной_20_шрифт_20_абзаца"><text:span text:style-name="T1">шиком, </text:span></text:span><text:s/>и в то же время говорил «si j’aurais» вместо «si j’avais», «absolument» в смысле: «непременно», словом, выражался на том великорусско-французском наречии, над которым так смеются французы, когда они не имеют нужды уверять нашу братью, что мы говорим на их языке, как ангелы, «comme des anges».</text:p>
      <text:p text:style-name="P5">Аркадий танцевал плохо, как мы уже знаем, а Базаров вовсе не танцевал: они оба поместились в уголке; к ним присоединился Ситников. Изобразив на лице своем презрительную насмешку и отпуская ядовитые замечания, он дерзко поглядывал кругом и, казалось, чувствовал истинное наслаждение. Вдруг лицо его изменилось, и, обернувшись к Аркадию, он, как бы с смущением, проговорил: «Одинцова приехала».</text:p>
      <text:p text:style-name="P5">Аркадий оглянулся и увидал женщину высокого роста, в черном платье, остановившуюся в дверях залы. Она поразила его достоинством своей осанки. Обнаженные ее руки красиво лежали вдоль стройного стана; красиво падали с блестящих волос на покатые плечи легкие ветки фуксий; спокойно и умно, именно спокойно, а не задумчиво, глядели светлые глаза из-под немного нависшего белого лба, и губы улыбались едва заметною улыбкою. Какою-то ласковой и мягкой силой веяло от ее лица.</text:p>
      <text:p text:style-name="P5">– Вы с ней знакомы? – спросил Аркадий Ситникова.</text:p>
      <text:p text:style-name="P5">– Коротко. Хотите, я вас представлю?</text:p>
      <text:p text:style-name="P5">– Пожалуй… после этой кадрили.</text:p>
      <text:p text:style-name="P5">Базаров также обратил внимание на Одинцову.</text:p>
      <text:p text:style-name="P5">– Это что за фигура? – проговорил он. – На остальных баб не похожа.</text:p>
      <text:p text:style-name="P5">Дождавшись конца кадрили, Ситников подвел Аркадия к Одинцовой; но едва ли он был коротко с ней знаком: и сам он запутался в речах своих, и она глядела на него с некоторым изумлением. Однако лицо ее приняло радушное выражение, когда она услышала фамилию Аркадия. Она спросила его, не сын ли он Николая Петровича?</text:p>
      <text:p text:style-name="P5">– Точно так.</text:p>
      <text:p text:style-name="P5">– Я видела вашего батюшку два раза и много слышала о нем, – продолжала она, – я очень рада с вами познакомиться.</text:p>
      <text:p text:style-name="P5">В это мгновение подлетел к ней какой-то адъютант и пригласил ее на кадриль. Она согласилась.</text:p>
      <text:p text:style-name="P5">– Вы разве танцуете? – почтительно спросил Аркадий.</text:p>
      <text:p text:style-name="P5">– Танцую. А вы почему думаете, что я не танцую? Или я вам кажусь слишком стара?</text:p>
      <text:p text:style-name="P5">– Помилуйте, как можно… Но в таком случае позвольте мне пригласить вас на мазурку.</text:p>
      <text:p text:style-name="P5">Одинцова снисходительно усмехнулась.</text:p>
      <text:p text:style-name="P5">– Извольте, – сказала она и посмотрела на Аркадия не то чтобы свысока, а так, как замужние сестры смотрят на очень молоденьких братьев.</text:p>
      <text:p text:style-name="P5">Одинцова была немного старше Аркадия, ей пошел двадцать девятый год, но в ее присутствии он чувствовал себя школьником, студентиком, точно разница лет между ними была гораздо значительнее. Матвей Ильич приблизился к ней с величественным видом и подобострастными речами. Аркадий отошел в сторону, но продолжал наблюдать за нею: он не спускал с нее глаз и во время кадрили. Она так же непринужденно разговаривала с своим танцором, как и с сановником, тихо поводила головой и глазами и раза два тихо засмеялась. Нос у ней был немного толст, как почти у всех русских, и цвет кожи не был совершенно чист; со всем тем Аркадий решил, что он еще никогда не встречал такой прелестной <text:soft-page-break/>женщины. Звук ее голоса не выходил у него из ушей; самые складки ее платья, казалось, ложились у ней иначе, чем у других, стройнее и шире, и движения ее были особенно плавны и естественны в одно и то же время.</text:p>
      <text:p text:style-name="P5">Аркадий ощущал на сердце некоторую робость, когда при первых звуках мазурки он усаживался возле своей дамы и, готовясь вступить в разговор, только проводил рукой по волосам и не находил ни единого слова. Но он робел и волновался недолго; спокойствие Одинцовой сообщилось и ему: четверти часа не прошло, как уж он свободно рассказывал о своем отце, дяде, о жизни в Петербурге и в деревне. Одинцова слушала его с вежливым участием, слегка раскрывая и закрывая веер; болтовня его прерывалась, когда ее выбирали кавалеры; Ситников, между прочим, пригласил ее два раза. Она возвращалась, садилась снова, брала веер, и даже грудь ее не дышала быстрее, а Аркадий опять принимался болтать, весь проникнутый счастием находиться в ее близости, говорить с ней, глядя в ее глаза, в ее прекрасный лоб, во все ее милое, важное и умное лицо. Сама она говорила мало, но знание жизни сказывалось в ее словах; по иным ее замечаниям Аркадий заключил, что эта молодая женщина уже успела перечувствовать и передумать многое…</text:p>
      <text:p text:style-name="P5">– С кем вы это стояли? – спросила она его, – когда господин Ситников подвел вас ко мне?</text:p>
      <text:p text:style-name="P5">– А вы его заметили? – спросил в свою очередь Аркадий. – Не правда ли, какое у него славное лицо? Это некто Базаров, мой приятель.</text:p>
      <text:p text:style-name="P5">Аркадий принялся говорить о «своем приятеле». Он говорил о нем так подробно и с таким восторгом, что Одинцова обернулась к нему и внимательно на него посмотрела. Между тем мазурка приближалась к концу. Аркадию стало жалко расстаться с своей дамой: он так хорошо провел с ней около часа! Правда, он в течение всего этого времени постоянно чувствовал, как будто она к нему снисходила, как будто ему следовало быть ей благодарным… но молодые сердца не тяготятся этим чувством.</text:p>
      <text:p text:style-name="P5">Музыка умолкла.</text:p>
      <text:p text:style-name="P5">– Merci, – промолвила Одинцова, вставая. – Вы обещали мне посетить меня, привезите же с собой и вашего приятеля. Мне будет очень любопытно видеть человека, который имеет смелость ни во что не верить.</text:p>
      <text:p text:style-name="P5">Губернатор подошел к Одинцовой, объявил, что ужин готов, и с озабоченным лицом подал ей руку. Уходя, она обернулась, чтобы в последний раз улыбнуться и кивнуть Аркадию. Он низко поклонился, посмотрел ей вслед (как строен показался ему ее стан, облитый сероватым блеском черного шелка!) и, подумав: «В это мгновенье она уже забыла о моем существовании», – почувствовал на душе какое-то изящное смирение…</text:p>
      <text:p text:style-name="P5">– Ну что? – спросил Базаров Аркадия, как только тот вернулся к нему в уголок, – получил удовольствие? Мне сейчас сказывал один барин, что эта госпожа – ой-ой-ой; да барин-то, кажется, дурак. Ну, а по-твоему, что она, точно – ой-ой-ой?</text:p>
      <text:p text:style-name="P5">– Я этого определенья не совсем понимаю, – отвечал Аркадий.</text:p>
      <text:p text:style-name="P5">– Вот еще! Какой невинный!</text:p>
      <text:p text:style-name="P5">– В таком случае я не понимаю твоего барина. Одинцова очень мила – бесспорно, но она так холодно и строго себя держит, что…</text:p>
      <text:p text:style-name="P5">– В тихом омуте… ты знаешь! – подхватил Базаров. – Ты говоришь, она холодна. В этом-то самый вкус и есть. Ведь ты любишь мороженое?</text:p>
      <text:p text:style-name="P5">– Может быть, – пробормотал Аркадий, – я об этом судить не могу. Она желает с тобой познакомиться и просила меня, чтоб я привез тебя к ней.</text:p>
      <text:p text:style-name="P5">– Воображаю, как ты меня расписывал! Впрочем, ты поступил хорошо. Вези меня. Кто бы она ни была – просто ли губернская львица или «эманципе» вроде Кукшиной, только у ней такие плечи, каких я не видывал давно.</text:p>
      <text:p text:style-name="P5">Аркадия покоробило от цинизма Базарова, но – как это часто случается – он упрекнул своего приятеля не за то именно, что ему в нем не понравилось…</text:p>
      <text:p text:style-name="P5">– Отчего ты не хочешь допустить свободы мысли в женщинах! – проговорил он вполголоса.</text:p>
      <text:p text:style-name="P5"><text:soft-page-break/>– Оттого, братец, что, по моим замечаниям, свободно мыслят между женщинами только уроды.</text:p>
      <text:p text:style-name="P5">Разговор на этом прекратился. Оба молодых человека уехали тотчас после ужина. Кукшина нервически-злобно, но не без робости, засмеялась им вослед: ее самолюбие было глубоко уязвлено тем, что ни тот, ни другой не обратил на нее внимания. Она оставалась позже всех на бале и в четвертом часу ночи протанцевала польку-мазурку с Ситниковым на парижский манер. Этим поучительным зрелищем и завершился губернаторский праздник.</text:p>
      <text:p text:style-name="P5"/>
      <text:h text:style-name="P6" text:outline-level="2">10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fo:text-shadow="none" style:text-underline-style="none" fo:font-weight="normal" style:letter-kerning="false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fo:text-shadow="none" style:text-underline-style="none" fo:font-weight="normal" style:letter-kerning="false" fo:background-color="transparent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Заголовок_20_1" style:display-name="Заголовок 1" style:family="paragraph" style:parent-style-name="Обычный" style:next-style-name="Обычный" style:default-outline-level="1">
      <style:paragraph-properties fo:text-align="center" style:justify-single-word="false" fo:hyphenation-ladder-count="no-limit" fo:hyphenation-keep="auto" loext:hyphenation-keep-type="column" fo:text-indent="0cm" style:auto-text-indent="false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text-align="center" style:justify-single-word="false" fo:hyphenation-ladder-count="no-limit" fo:hyphenation-keep="auto" loext:hyphenation-keep-type="column" fo:text-indent="0cm" style:auto-text-indent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text-align="center" style:justify-single-word="false" fo:hyphenation-ladder-count="no-limit" fo:hyphenation-keep="auto" loext:hyphenation-keep-type="column" fo:text-indent="0cm" style:auto-text-indent="false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text-align="center" style:justify-single-word="false" fo:hyphenation-ladder-count="no-limit" fo:hyphenation-keep="auto" loext:hyphenation-keep-type="column" fo:text-indent="0cm" style:auto-text-indent="false"/>
      <style:text-properties fo:font-size="13pt" fo:font-weight="bold" style:font-size-asian="13pt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text-align="center" style:justify-single-word="false" fo:hyphenation-ladder-count="no-limit" fo:hyphenation-keep="auto" loext:hyphenation-keep-type="column" fo:text-indent="0cm" style:auto-text-indent="false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text-align="center" style:justify-single-word="false" fo:hyphenation-ladder-count="no-limit" fo:hyphenation-keep="auto" loext:hyphenation-keep-type="column" fo:text-indent="0cm" style:auto-text-indent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fo:text-indent="1cm" style:auto-text-indent="false" style:text-autospace="none"/>
      <style:text-properties style:font-name="Times New Roman" fo:font-family="'Times New Roman'" style:font-family-generic="roman" style:font-pitch="variable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Epigraph" style:family="paragraph">
      <style:paragraph-properties fo:margin-left="5.292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fo:text-indent="0.706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Epigraph_20_Author" style:display-name="Epigraph Author" style:family="paragraph" style:next-style-name="Обычный">
      <style:paragraph-properties fo:margin-left="5.292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fo:text-indent="0.706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Annotation" style:family="paragraph" style:next-style-name="Обычный">
      <style:paragraph-properties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fo:text-indent="1cm" style:auto-text-indent="false" style:text-autospace="non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Cite" style:family="paragraph" style:next-style-name="Обычный">
      <style:paragraph-properties fo:margin-left="2cm" fo:margin-right="1.058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style:text-autospace="none">
        <style:tab-stops/>
      </style:paragraph-properties>
      <style:text-properties style:font-name="Times New Roman" fo:font-family="'Times New Roman'" style:font-family-generic="roman" style:font-pitch="variable" fo:hyphenate="false" loext:hyphenation-no-caps="false" loext:hyphenation-no-last-word="false" loext:hyphenation-word-char-count="no-limit" loext:hyphenation-zone="no-limit"/>
    </style:style>
    <style:style style:name="Cite_20_Author" style:display-name="Cite Author" style:family="paragraph" style:next-style-name="Обычный">
      <style:paragraph-properties fo:margin-left="3cm" fo:margin-right="1.058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style:text-autospace="none">
        <style:tab-stops/>
      </style:paragraph-properties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Poem_20_Title" style:display-name="Poem Title" style:family="paragraph" style:next-style-name="Обычный">
      <style:paragraph-properties fo:margin-left="3.528cm" fo:margin-right="1.058cm" fo:margin-top="0.021cm" fo:margin-bottom="0cm" style:contextual-spacing="false" fo:line-height="100%" fo:orphans="0" fo:widows="0" fo:hyphenation-ladder-count="no-limit" fo:hyphenation-keep="auto" loext:hyphenation-keep-type="column" style:text-autospace="non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Stanza" style:family="paragraph" style:next-style-name="Обычный">
      <style:paragraph-properties fo:margin-left="3.528cm" fo:margin-right="1.058cm" fo:margin-top="0cm" fo:margin-bottom="0cm" style:contextual-spacing="false" fo:line-height="100%" fo:orphans="0" fo:widows="0" fo:hyphenation-ladder-count="no-limit" fo:hyphenation-keep="auto" loext:hyphenation-keep-type="column" style:text-autospace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FootNote" style:family="paragraph" style:next-style-name="Обычный">
      <style:paragraph-properties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fo:text-indent="0.353cm" style:auto-text-indent="false" style:text-autospace="none"/>
      <style:text-properties style:font-name="Times New Roman" fo:font-family="'Times New Roman'" style:font-family-generic="roman" style:font-pitch="variable"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FootNote_20_Epigraph" style:display-name="FootNote Epigraph" style:family="paragraph">
      <style:paragraph-properties fo:margin-left="2.646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fo:text-indent="0.706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font-size="9pt" fo:font-style="italic" style:font-size-asian="9pt" style:font-style-asian="italic" style:font-size-complex="9pt" style:font-style-complex="italic" fo:hyphenate="false" loext:hyphenation-no-caps="false" loext:hyphenation-no-last-word="false" loext:hyphenation-word-char-count="no-limit" loext:hyphenation-zone="no-limit"/>
    </style:style>
    <style:style style:name="FootNote_20_Stanza" style:display-name="FootNote Stanza" style:family="paragraph" style:next-style-name="Обычный">
      <style:paragraph-properties fo:margin-left="0.882cm" fo:margin-right="1.058cm" fo:margin-top="0cm" fo:margin-bottom="0cm" style:contextual-spacing="false" fo:line-height="100%" fo:orphans="0" fo:widows="0" fo:hyphenation-ladder-count="no-limit" fo:hyphenation-keep="auto" loext:hyphenation-keep-type="column" style:text-autospace="none">
        <style:tab-stops/>
      </style:paragraph-properties>
      <style:text-properties style:font-name="Times New Roman" fo:font-family="'Times New Roman'" style:font-family-generic="roman" style:font-pitch="variable" fo:font-size="9pt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FootNote_20_Cite" style:display-name="FootNote Cite" style:family="paragraph" style:next-style-name="Обычный">
      <style:paragraph-properties fo:margin-left="0.529cm" fo:margin-right="1.058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style:text-autospace="none">
        <style:tab-stops/>
      </style:paragraph-properties>
      <style:text-properties style:font-name="Times New Roman" fo:font-family="'Times New Roman'" style:font-family-generic="roman" style:font-pitch="variable" fo:font-size="9pt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FootNote_20_Cite_20_Author" style:display-name="FootNote Cite Author" style:family="paragraph" style:next-style-name="Обычный">
      <style:paragraph-properties fo:margin-left="0.617cm" fo:margin-right="1.058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style:text-autospace="none">
        <style:tab-stops/>
      </style:paragraph-properties>
      <style:text-properties style:font-name="Times New Roman" fo:font-family="'Times New Roman'" style:font-family-generic="roman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FootNote_20_Poem_20_Title" style:display-name="FootNote Poem Title" style:family="paragraph" style:next-style-name="Обычный">
      <style:paragraph-properties fo:margin-left="3.528cm" fo:margin-right="1.058cm" fo:margin-top="0.021cm" fo:margin-bottom="0cm" style:contextual-spacing="false" fo:line-height="100%" fo:orphans="0" fo:widows="0" fo:hyphenation-ladder-count="no-limit" fo:hyphenation-keep="auto" loext:hyphenation-keep-type="column" style:text-autospace="none">
        <style:tab-stops/>
      </style:paragraph-properties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title>Отцы и дети</dc:title>
    <meta:initial-creator>Иван Сергеевич Тургенев</meta:initial-creator>
    <meta:creation-date>2025-10-20T11:47:00Z</meta:creation-date>
    <dc:date>2026-02-26T21:06:30.422492653</dc:date>
    <meta:editing-cycles>5</meta:editing-cycles>
    <meta:editing-duration>PT58S</meta:editing-duration>
    <meta:document-statistic meta:table-count="0" meta:image-count="0" meta:object-count="0" meta:page-count="5" meta:paragraph-count="98" meta:word-count="2075" meta:character-count="13402" meta:non-whitespace-character-count="11281"/>
    <meta:template xlink:type="simple" xlink:actuate="onRequest" xlink:title="" xlink:href="Normal.dotm"/>
  </office:meta>
</office:document-meta>
</file>